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22cm"/>
    </style:style>
    <style:style style:name="co3" style:family="table-column">
      <style:table-column-properties fo:break-before="auto" style:column-width="0.441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0.471cm"/>
    </style:style>
    <style:style style:name="co7" style:family="table-column">
      <style:table-column-properties fo:break-before="auto" style:column-width="3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Default"/>
        <table:table-row table:style-name="ro1">
          <table:table-cell table:style-name="ce1"/>
          <table:table-cell table:style-name="ce1" office:value-type="string" calcext:value-type="string">
            <text:p>Rule 16bits</text:p>
          </table:table-cell>
          <table:table-cell table:style-name="ce1"/>
          <table:table-cell table:style-name="ce3" office:value-type="string" calcext:value-type="string">
            <text:p>CCCSSSSS.RRRRZZZZ</text:p>
          </table:table-cell>
          <table:table-cell table:style-name="ce3"/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VLAN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ervice 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Private IPv4 </text:p>
          </table:table-cell>
          <table:table-cell table:style-name="ce1" office:value-type="string" calcext:value-type="string">
            <text:p>Global IPv6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3]+[.E3];&quot;.&quot;;[.G3]*16+[.I3];&quot;.0/24&quot;)" office:value-type="string" office:string-value="10.0.0.0/24" calcext:value-type="string">
            <text:p>10.0.0.0/24</text:p>
          </table:table-cell>
          <table:table-cell table:formula="of:=COM.MICROSOFT.CONCAT(&quot;2001:A:A:&quot;;DEC2HEX(32*[.C3]+[.E3];2);DEC2HEX([.G3]*16+[.I3];2);&quot;::/64&quot;)" office:value-type="string" office:string-value="2001:A:A:0000::/64" calcext:value-type="string">
            <text:p>2001:A:A:0000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4]+[.E4];&quot;.&quot;;[.G4]*16+[.I4];&quot;.0/24&quot;)" office:value-type="string" office:string-value="10.0.1.0/24" calcext:value-type="string">
            <text:p>10.0.1.0/24</text:p>
          </table:table-cell>
          <table:table-cell table:formula="of:=COM.MICROSOFT.CONCAT(&quot;2001:A:A:&quot;;DEC2HEX(32*[.C4]+[.E4];2);DEC2HEX([.G4]*16+[.I4];2);&quot;::/64&quot;)" office:value-type="string" office:string-value="2001:A:A:0001::/64" calcext:value-type="string">
            <text:p>2001:A:A:0001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5]+[.E5];&quot;.&quot;;[.G5]*16+[.I5];&quot;.0/24&quot;)" office:value-type="string" office:string-value="10.0.16.0/24" calcext:value-type="string">
            <text:p>10.0.16.0/24</text:p>
          </table:table-cell>
          <table:table-cell table:formula="of:=COM.MICROSOFT.CONCAT(&quot;2001:A:A:&quot;;DEC2HEX(32*[.C5]+[.E5];2);DEC2HEX([.G5]*16+[.I5];2);&quot;::/64&quot;)" office:value-type="string" office:string-value="2001:A:A:0010::/64" calcext:value-type="string">
            <text:p>2001:A:A:0010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6]+[.E6];&quot;.&quot;;[.G6]*16+[.I6];&quot;.0/24&quot;)" office:value-type="string" office:string-value="10.0.17.0/24" calcext:value-type="string">
            <text:p>10.0.17.0/24</text:p>
          </table:table-cell>
          <table:table-cell table:formula="of:=COM.MICROSOFT.CONCAT(&quot;2001:A:A:&quot;;DEC2HEX(32*[.C6]+[.E6];2);DEC2HEX([.G6]*16+[.I6];2);&quot;::/64&quot;)" office:value-type="string" office:string-value="2001:A:A:0011::/64" calcext:value-type="string">
            <text:p>2001:A:A:0011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7]+[.E7];&quot;.&quot;;[.G7]*16+[.I7];&quot;.0/24&quot;)" office:value-type="string" office:string-value="10.0.32.0/24" calcext:value-type="string">
            <text:p>10.0.32.0/24</text:p>
          </table:table-cell>
          <table:table-cell table:formula="of:=COM.MICROSOFT.CONCAT(&quot;2001:A:A:&quot;;DEC2HEX(32*[.C7]+[.E7];2);DEC2HEX([.G7]*16+[.I7];2);&quot;::/64&quot;)" office:value-type="string" office:string-value="2001:A:A:0020::/64" calcext:value-type="string">
            <text:p>2001:A:A:0020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8]+[.E8];&quot;.&quot;;[.G8]*16+[.I8];&quot;.0/24&quot;)" office:value-type="string" office:string-value="10.0.33.0/24" calcext:value-type="string">
            <text:p>10.0.33.0/24</text:p>
          </table:table-cell>
          <table:table-cell table:formula="of:=COM.MICROSOFT.CONCAT(&quot;2001:A:A:&quot;;DEC2HEX(32*[.C8]+[.E8];2);DEC2HEX([.G8]*16+[.I8];2);&quot;::/64&quot;)" office:value-type="string" office:string-value="2001:A:A:0021::/64" calcext:value-type="string">
            <text:p>2001:A:A:0021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9]+[.E9];&quot;.&quot;;[.G9]*16+[.I9];&quot;.0/24&quot;)" office:value-type="string" office:string-value="10.0.48.0/24" calcext:value-type="string">
            <text:p>10.0.48.0/24</text:p>
          </table:table-cell>
          <table:table-cell table:formula="of:=COM.MICROSOFT.CONCAT(&quot;2001:A:A:&quot;;DEC2HEX(32*[.C9]+[.E9];2);DEC2HEX([.G9]*16+[.I9];2);&quot;::/64&quot;)" office:value-type="string" office:string-value="2001:A:A:0030::/64" calcext:value-type="string">
            <text:p>2001:A:A:0030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10]+[.E10];&quot;.&quot;;[.G10]*16+[.I10];&quot;.0/24&quot;)" office:value-type="string" office:string-value="10.0.49.0/24" calcext:value-type="string">
            <text:p>10.0.49.0/24</text:p>
          </table:table-cell>
          <table:table-cell table:formula="of:=COM.MICROSOFT.CONCAT(&quot;2001:A:A:&quot;;DEC2HEX(32*[.C10]+[.E10];2);DEC2HEX([.G10]*16+[.I10];2);&quot;::/64&quot;)" office:value-type="string" office:string-value="2001:A:A:0031::/64" calcext:value-type="string">
            <text:p>2001:A:A:0031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11]+[.E11];&quot;.&quot;;[.G11]*16+[.I11];&quot;.0/24&quot;)" office:value-type="string" office:string-value="10.1.0.0/24" calcext:value-type="string">
            <text:p>10.1.0.0/24</text:p>
          </table:table-cell>
          <table:table-cell table:formula="of:=COM.MICROSOFT.CONCAT(&quot;2001:A:A:&quot;;DEC2HEX(32*[.C11]+[.E11];2);DEC2HEX([.G11]*16+[.I11];2);&quot;::/64&quot;)" office:value-type="string" office:string-value="2001:A:A:0100::/64" calcext:value-type="string">
            <text:p>2001:A:A:0100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12]+[.E12];&quot;.&quot;;[.G12]*16+[.I12];&quot;.0/24&quot;)" office:value-type="string" office:string-value="10.1.1.0/24" calcext:value-type="string">
            <text:p>10.1.1.0/24</text:p>
          </table:table-cell>
          <table:table-cell table:formula="of:=COM.MICROSOFT.CONCAT(&quot;2001:A:A:&quot;;DEC2HEX(32*[.C12]+[.E12];2);DEC2HEX([.G12]*16+[.I12];2);&quot;::/64&quot;)" office:value-type="string" office:string-value="2001:A:A:0101::/64" calcext:value-type="string">
            <text:p>2001:A:A:0101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13]+[.E13];&quot;.&quot;;[.G13]*16+[.I13];&quot;.0/24&quot;)" office:value-type="string" office:string-value="10.1.16.0/24" calcext:value-type="string">
            <text:p>10.1.16.0/24</text:p>
          </table:table-cell>
          <table:table-cell table:formula="of:=COM.MICROSOFT.CONCAT(&quot;2001:A:A:&quot;;DEC2HEX(32*[.C13]+[.E13];2);DEC2HEX([.G13]*16+[.I13];2);&quot;::/64&quot;)" office:value-type="string" office:string-value="2001:A:A:0110::/64" calcext:value-type="string">
            <text:p>2001:A:A:0110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14]+[.E14];&quot;.&quot;;[.G14]*16+[.I14];&quot;.0/24&quot;)" office:value-type="string" office:string-value="10.1.17.0/24" calcext:value-type="string">
            <text:p>10.1.17.0/24</text:p>
          </table:table-cell>
          <table:table-cell table:formula="of:=COM.MICROSOFT.CONCAT(&quot;2001:A:A:&quot;;DEC2HEX(32*[.C14]+[.E14];2);DEC2HEX([.G14]*16+[.I14];2);&quot;::/64&quot;)" office:value-type="string" office:string-value="2001:A:A:0111::/64" calcext:value-type="string">
            <text:p>2001:A:A:0111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15]+[.E15];&quot;.&quot;;[.G15]*16+[.I15];&quot;.0/24&quot;)" office:value-type="string" office:string-value="10.1.32.0/24" calcext:value-type="string">
            <text:p>10.1.32.0/24</text:p>
          </table:table-cell>
          <table:table-cell table:formula="of:=COM.MICROSOFT.CONCAT(&quot;2001:A:A:&quot;;DEC2HEX(32*[.C15]+[.E15];2);DEC2HEX([.G15]*16+[.I15];2);&quot;::/64&quot;)" office:value-type="string" office:string-value="2001:A:A:0120::/64" calcext:value-type="string">
            <text:p>2001:A:A:0120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16]+[.E16];&quot;.&quot;;[.G16]*16+[.I16];&quot;.0/24&quot;)" office:value-type="string" office:string-value="10.1.33.0/24" calcext:value-type="string">
            <text:p>10.1.33.0/24</text:p>
          </table:table-cell>
          <table:table-cell table:formula="of:=COM.MICROSOFT.CONCAT(&quot;2001:A:A:&quot;;DEC2HEX(32*[.C16]+[.E16];2);DEC2HEX([.G16]*16+[.I16];2);&quot;::/64&quot;)" office:value-type="string" office:string-value="2001:A:A:0121::/64" calcext:value-type="string">
            <text:p>2001:A:A:0121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17]+[.E17];&quot;.&quot;;[.G17]*16+[.I17];&quot;.0/24&quot;)" office:value-type="string" office:string-value="10.1.48.0/24" calcext:value-type="string">
            <text:p>10.1.48.0/24</text:p>
          </table:table-cell>
          <table:table-cell table:formula="of:=COM.MICROSOFT.CONCAT(&quot;2001:A:A:&quot;;DEC2HEX(32*[.C17]+[.E17];2);DEC2HEX([.G17]*16+[.I17];2);&quot;::/64&quot;)" office:value-type="string" office:string-value="2001:A:A:0130::/64" calcext:value-type="string">
            <text:p>2001:A:A:0130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18]+[.E18];&quot;.&quot;;[.G18]*16+[.I18];&quot;.0/24&quot;)" office:value-type="string" office:string-value="10.1.49.0/24" calcext:value-type="string">
            <text:p>10.1.49.0/24</text:p>
          </table:table-cell>
          <table:table-cell table:formula="of:=COM.MICROSOFT.CONCAT(&quot;2001:A:A:&quot;;DEC2HEX(32*[.C18]+[.E18];2);DEC2HEX([.G18]*16+[.I18];2);&quot;::/64&quot;)" office:value-type="string" office:string-value="2001:A:A:0131::/64" calcext:value-type="string">
            <text:p>2001:A:A:0131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19]+[.E19];&quot;.&quot;;[.G19]*16+[.I19];&quot;.0/24&quot;)" office:value-type="string" office:string-value="10.2.0.0/24" calcext:value-type="string">
            <text:p>10.2.0.0/24</text:p>
          </table:table-cell>
          <table:table-cell table:formula="of:=COM.MICROSOFT.CONCAT(&quot;2001:A:A:&quot;;DEC2HEX(32*[.C19]+[.E19];2);DEC2HEX([.G19]*16+[.I19];2);&quot;::/64&quot;)" office:value-type="string" office:string-value="2001:A:A:0200::/64" calcext:value-type="string">
            <text:p>2001:A:A:0200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20]+[.E20];&quot;.&quot;;[.G20]*16+[.I20];&quot;.0/24&quot;)" office:value-type="string" office:string-value="10.2.1.0/24" calcext:value-type="string">
            <text:p>10.2.1.0/24</text:p>
          </table:table-cell>
          <table:table-cell table:formula="of:=COM.MICROSOFT.CONCAT(&quot;2001:A:A:&quot;;DEC2HEX(32*[.C20]+[.E20];2);DEC2HEX([.G20]*16+[.I20];2);&quot;::/64&quot;)" office:value-type="string" office:string-value="2001:A:A:0201::/64" calcext:value-type="string">
            <text:p>2001:A:A:0201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21]+[.E21];&quot;.&quot;;[.G21]*16+[.I21];&quot;.0/24&quot;)" office:value-type="string" office:string-value="10.2.16.0/24" calcext:value-type="string">
            <text:p>10.2.16.0/24</text:p>
          </table:table-cell>
          <table:table-cell table:formula="of:=COM.MICROSOFT.CONCAT(&quot;2001:A:A:&quot;;DEC2HEX(32*[.C21]+[.E21];2);DEC2HEX([.G21]*16+[.I21];2);&quot;::/64&quot;)" office:value-type="string" office:string-value="2001:A:A:0210::/64" calcext:value-type="string">
            <text:p>2001:A:A:0210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22]+[.E22];&quot;.&quot;;[.G22]*16+[.I22];&quot;.0/24&quot;)" office:value-type="string" office:string-value="10.2.17.0/24" calcext:value-type="string">
            <text:p>10.2.17.0/24</text:p>
          </table:table-cell>
          <table:table-cell table:formula="of:=COM.MICROSOFT.CONCAT(&quot;2001:A:A:&quot;;DEC2HEX(32*[.C22]+[.E22];2);DEC2HEX([.G22]*16+[.I22];2);&quot;::/64&quot;)" office:value-type="string" office:string-value="2001:A:A:0211::/64" calcext:value-type="string">
            <text:p>2001:A:A:0211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23]+[.E23];&quot;.&quot;;[.G23]*16+[.I23];&quot;.0/24&quot;)" office:value-type="string" office:string-value="10.2.32.0/24" calcext:value-type="string">
            <text:p>10.2.32.0/24</text:p>
          </table:table-cell>
          <table:table-cell table:formula="of:=COM.MICROSOFT.CONCAT(&quot;2001:A:A:&quot;;DEC2HEX(32*[.C23]+[.E23];2);DEC2HEX([.G23]*16+[.I23];2);&quot;::/64&quot;)" office:value-type="string" office:string-value="2001:A:A:0220::/64" calcext:value-type="string">
            <text:p>2001:A:A:0220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24]+[.E24];&quot;.&quot;;[.G24]*16+[.I24];&quot;.0/24&quot;)" office:value-type="string" office:string-value="10.2.33.0/24" calcext:value-type="string">
            <text:p>10.2.33.0/24</text:p>
          </table:table-cell>
          <table:table-cell table:formula="of:=COM.MICROSOFT.CONCAT(&quot;2001:A:A:&quot;;DEC2HEX(32*[.C24]+[.E24];2);DEC2HEX([.G24]*16+[.I24];2);&quot;::/64&quot;)" office:value-type="string" office:string-value="2001:A:A:0221::/64" calcext:value-type="string">
            <text:p>2001:A:A:0221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25]+[.E25];&quot;.&quot;;[.G25]*16+[.I25];&quot;.0/24&quot;)" office:value-type="string" office:string-value="10.2.48.0/24" calcext:value-type="string">
            <text:p>10.2.48.0/24</text:p>
          </table:table-cell>
          <table:table-cell table:formula="of:=COM.MICROSOFT.CONCAT(&quot;2001:A:A:&quot;;DEC2HEX(32*[.C25]+[.E25];2);DEC2HEX([.G25]*16+[.I25];2);&quot;::/64&quot;)" office:value-type="string" office:string-value="2001:A:A:0230::/64" calcext:value-type="string">
            <text:p>2001:A:A:0230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26]+[.E26];&quot;.&quot;;[.G26]*16+[.I26];&quot;.0/24&quot;)" office:value-type="string" office:string-value="10.2.49.0/24" calcext:value-type="string">
            <text:p>10.2.49.0/24</text:p>
          </table:table-cell>
          <table:table-cell table:formula="of:=COM.MICROSOFT.CONCAT(&quot;2001:A:A:&quot;;DEC2HEX(32*[.C26]+[.E26];2);DEC2HEX([.G26]*16+[.I26];2);&quot;::/64&quot;)" office:value-type="string" office:string-value="2001:A:A:0231::/64" calcext:value-type="string">
            <text:p>2001:A:A:0231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27]+[.E27];&quot;.&quot;;[.G27]*16+[.I27];&quot;.0/24&quot;)" office:value-type="string" office:string-value="10.3.0.0/24" calcext:value-type="string">
            <text:p>10.3.0.0/24</text:p>
          </table:table-cell>
          <table:table-cell table:formula="of:=COM.MICROSOFT.CONCAT(&quot;2001:A:A:&quot;;DEC2HEX(32*[.C27]+[.E27];2);DEC2HEX([.G27]*16+[.I27];2);&quot;::/64&quot;)" office:value-type="string" office:string-value="2001:A:A:0300::/64" calcext:value-type="string">
            <text:p>2001:A:A:0300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28]+[.E28];&quot;.&quot;;[.G28]*16+[.I28];&quot;.0/24&quot;)" office:value-type="string" office:string-value="10.3.1.0/24" calcext:value-type="string">
            <text:p>10.3.1.0/24</text:p>
          </table:table-cell>
          <table:table-cell table:formula="of:=COM.MICROSOFT.CONCAT(&quot;2001:A:A:&quot;;DEC2HEX(32*[.C28]+[.E28];2);DEC2HEX([.G28]*16+[.I28];2);&quot;::/64&quot;)" office:value-type="string" office:string-value="2001:A:A:0301::/64" calcext:value-type="string">
            <text:p>2001:A:A:0301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29]+[.E29];&quot;.&quot;;[.G29]*16+[.I29];&quot;.0/24&quot;)" office:value-type="string" office:string-value="10.3.16.0/24" calcext:value-type="string">
            <text:p>10.3.16.0/24</text:p>
          </table:table-cell>
          <table:table-cell table:formula="of:=COM.MICROSOFT.CONCAT(&quot;2001:A:A:&quot;;DEC2HEX(32*[.C29]+[.E29];2);DEC2HEX([.G29]*16+[.I29];2);&quot;::/64&quot;)" office:value-type="string" office:string-value="2001:A:A:0310::/64" calcext:value-type="string">
            <text:p>2001:A:A:0310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30]+[.E30];&quot;.&quot;;[.G30]*16+[.I30];&quot;.0/24&quot;)" office:value-type="string" office:string-value="10.3.17.0/24" calcext:value-type="string">
            <text:p>10.3.17.0/24</text:p>
          </table:table-cell>
          <table:table-cell table:formula="of:=COM.MICROSOFT.CONCAT(&quot;2001:A:A:&quot;;DEC2HEX(32*[.C30]+[.E30];2);DEC2HEX([.G30]*16+[.I30];2);&quot;::/64&quot;)" office:value-type="string" office:string-value="2001:A:A:0311::/64" calcext:value-type="string">
            <text:p>2001:A:A:0311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31]+[.E31];&quot;.&quot;;[.G31]*16+[.I31];&quot;.0/24&quot;)" office:value-type="string" office:string-value="10.3.32.0/24" calcext:value-type="string">
            <text:p>10.3.32.0/24</text:p>
          </table:table-cell>
          <table:table-cell table:formula="of:=COM.MICROSOFT.CONCAT(&quot;2001:A:A:&quot;;DEC2HEX(32*[.C31]+[.E31];2);DEC2HEX([.G31]*16+[.I31];2);&quot;::/64&quot;)" office:value-type="string" office:string-value="2001:A:A:0320::/64" calcext:value-type="string">
            <text:p>2001:A:A:0320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32]+[.E32];&quot;.&quot;;[.G32]*16+[.I32];&quot;.0/24&quot;)" office:value-type="string" office:string-value="10.3.33.0/24" calcext:value-type="string">
            <text:p>10.3.33.0/24</text:p>
          </table:table-cell>
          <table:table-cell table:formula="of:=COM.MICROSOFT.CONCAT(&quot;2001:A:A:&quot;;DEC2HEX(32*[.C32]+[.E32];2);DEC2HEX([.G32]*16+[.I32];2);&quot;::/64&quot;)" office:value-type="string" office:string-value="2001:A:A:0321::/64" calcext:value-type="string">
            <text:p>2001:A:A:0321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33]+[.E33];&quot;.&quot;;[.G33]*16+[.I33];&quot;.0/24&quot;)" office:value-type="string" office:string-value="10.3.48.0/24" calcext:value-type="string">
            <text:p>10.3.48.0/24</text:p>
          </table:table-cell>
          <table:table-cell table:formula="of:=COM.MICROSOFT.CONCAT(&quot;2001:A:A:&quot;;DEC2HEX(32*[.C33]+[.E33];2);DEC2HEX([.G33]*16+[.I33];2);&quot;::/64&quot;)" office:value-type="string" office:string-value="2001:A:A:0330::/64" calcext:value-type="string">
            <text:p>2001:A:A:0330::/64</text:p>
          </table:table-cell>
        </table:table-row>
        <table:table-row table:style-name="ro1">
          <table:table-cell/>
          <table:table-cell office:value-type="string" calcext:value-type="string">
            <text:p>Avei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34]+[.E34];&quot;.&quot;;[.G34]*16+[.I34];&quot;.0/24&quot;)" office:value-type="string" office:string-value="10.3.49.0/24" calcext:value-type="string">
            <text:p>10.3.49.0/24</text:p>
          </table:table-cell>
          <table:table-cell table:style-name="ce2" table:formula="of:=COM.MICROSOFT.CONCAT(&quot;2001:A:A:&quot;;DEC2HEX(32*[.C34]+[.E34];2);DEC2HEX([.G34]*16+[.I34];2);&quot;::/64&quot;)" office:value-type="string" office:string-value="2001:A:A:0331::/64" calcext:value-type="string">
            <text:p>2001:A:A:0331::/64</text:p>
          </table:table-cell>
        </table:table-row>
        <table:table-row table:style-name="ro1">
          <table:table-cell/>
          <table:table-cell table:style-name="ce1" office:value-type="string" calcext:value-type="string">
            <text:p>Aveir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i-F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2E</text:p>
          </table:table-cell>
          <table:table-cell table:style-name="ce1"/>
          <table:table-cell table:style-name="ce1" table:formula="of:=COM.MICROSOFT.CONCAT(&quot;10.&quot;;32*[.C35]+[.E35];&quot;.&quot;;[.G35]*16+[.I35];&quot;.0/24&quot;)" office:value-type="string" office:string-value="10.4.0.0/24" calcext:value-type="string">
            <text:p>10.4.0.0/24</text:p>
          </table:table-cell>
          <table:table-cell table:style-name="ce1" table:formula="of:=COM.MICROSOFT.CONCAT(&quot;2001:A:A:&quot;;DEC2HEX(32*[.C35]+[.E35];2);DEC2HEX([.G35]*16+[.I35];2);&quot;::/64&quot;)" office:value-type="string" office:string-value="2001:A:A:0400::/64" calcext:value-type="string">
            <text:p>2001:A:A:0400::/64</text:p>
          </table:table-cell>
        </table:table-row>
        <table:table-row table:style-name="ro1">
          <table:table-cell/>
          <table:table-cell table:style-name="ce1" office:value-type="string" calcext:value-type="string">
            <text:p>Aveir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i-F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ng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2E</text:p>
          </table:table-cell>
          <table:table-cell table:style-name="ce1"/>
          <table:table-cell table:style-name="ce1" table:formula="of:=COM.MICROSOFT.CONCAT(&quot;10.&quot;;32*[.C36]+[.E36];&quot;.&quot;;[.G36]*16+[.I36];&quot;.0/24&quot;)" office:value-type="string" office:string-value="10.4.16.0/24" calcext:value-type="string">
            <text:p>10.4.16.0/24</text:p>
          </table:table-cell>
          <table:table-cell table:style-name="ce1" table:formula="of:=COM.MICROSOFT.CONCAT(&quot;2001:A:A:&quot;;DEC2HEX(32*[.C36]+[.E36];2);DEC2HEX([.G36]*16+[.I36];2);&quot;::/64&quot;)" office:value-type="string" office:string-value="2001:A:A:0410::/64" calcext:value-type="string">
            <text:p>2001:A:A:0410::/64</text:p>
          </table:table-cell>
        </table:table-row>
        <table:table-row table:style-name="ro1">
          <table:table-cell/>
          <table:table-cell table:style-name="ce1" office:value-type="string" calcext:value-type="string">
            <text:p>Aveir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i-F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isitor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2E</text:p>
          </table:table-cell>
          <table:table-cell table:style-name="ce1"/>
          <table:table-cell table:style-name="ce1" table:formula="of:=COM.MICROSOFT.CONCAT(&quot;10.&quot;;32*[.C37]+[.E37];&quot;.&quot;;[.G37]*16+[.I37];&quot;.0/24&quot;)" office:value-type="string" office:string-value="10.4.32.0/24" calcext:value-type="string">
            <text:p>10.4.32.0/24</text:p>
          </table:table-cell>
          <table:table-cell table:style-name="ce1" table:formula="of:=COM.MICROSOFT.CONCAT(&quot;2001:A:A:&quot;;DEC2HEX(32*[.C37]+[.E37];2);DEC2HEX([.G37]*16+[.I37];2);&quot;::/64&quot;)" office:value-type="string" office:string-value="2001:A:A:0420::/64" calcext:value-type="string">
            <text:p>2001:A:A:0420::/64</text:p>
          </table:table-cell>
        </table:table-row>
        <table:table-row table:style-name="ro1">
          <table:table-cell/>
          <table:table-cell table:style-name="ce1" office:value-type="string" calcext:value-type="string">
            <text:p>Aveir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re</text:p>
          </table:table-cell>
          <table:table-cell table:style-name="ce1"/>
          <table:table-cell table:style-name="ce1" table:formula="of:=COM.MICROSOFT.CONCAT(&quot;10.&quot;;32*[.C38]+[.E38];&quot;.&quot;;[.G38]*16+[.I38];&quot;.0/24&quot;)" office:value-type="string" office:string-value="10.5.0.0/24" calcext:value-type="string">
            <text:p>10.5.0.0/24</text:p>
          </table:table-cell>
          <table:table-cell table:style-name="ce1" table:formula="of:=COM.MICROSOFT.CONCAT(&quot;2001:A:A:&quot;;DEC2HEX(32*[.C38]+[.E38];2);DEC2HEX([.G38]*16+[.I38];2);&quot;::/64&quot;)" office:value-type="string" office:string-value="2001:A:A:0500::/64" calcext:value-type="string">
            <text:p>2001:A:A:050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39]+[.E39];&quot;.&quot;;[.G39]*16+[.I39];&quot;.0/24&quot;)" office:value-type="string" office:string-value="10.32.0.0/24" calcext:value-type="string">
            <text:p>10.32.0.0/24</text:p>
          </table:table-cell>
          <table:table-cell table:formula="of:=COM.MICROSOFT.CONCAT(&quot;2001:A:A:&quot;;DEC2HEX(32*[.C39]+[.E39];2);DEC2HEX([.G39]*16+[.I39];2);&quot;::/64&quot;)" office:value-type="string" office:string-value="2001:A:A:2000::/64" calcext:value-type="string">
            <text:p>2001:A:A:200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40]+[.E40];&quot;.&quot;;[.G40]*16+[.I40];&quot;.0/24&quot;)" office:value-type="string" office:string-value="10.32.1.0/24" calcext:value-type="string">
            <text:p>10.32.1.0/24</text:p>
          </table:table-cell>
          <table:table-cell table:formula="of:=COM.MICROSOFT.CONCAT(&quot;2001:A:A:&quot;;DEC2HEX(32*[.C40]+[.E40];2);DEC2HEX([.G40]*16+[.I40];2);&quot;::/64&quot;)" office:value-type="string" office:string-value="2001:A:A:2001::/64" calcext:value-type="string">
            <text:p>2001:A:A:2001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41]+[.E41];&quot;.&quot;;[.G41]*16+[.I41];&quot;.0/24&quot;)" office:value-type="string" office:string-value="10.32.16.0/24" calcext:value-type="string">
            <text:p>10.32.16.0/24</text:p>
          </table:table-cell>
          <table:table-cell table:formula="of:=COM.MICROSOFT.CONCAT(&quot;2001:A:A:&quot;;DEC2HEX(32*[.C41]+[.E41];2);DEC2HEX([.G41]*16+[.I41];2);&quot;::/64&quot;)" office:value-type="string" office:string-value="2001:A:A:2010::/64" calcext:value-type="string">
            <text:p>2001:A:A:201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42]+[.E42];&quot;.&quot;;[.G42]*16+[.I42];&quot;.0/24&quot;)" office:value-type="string" office:string-value="10.32.17.0/24" calcext:value-type="string">
            <text:p>10.32.17.0/24</text:p>
          </table:table-cell>
          <table:table-cell table:formula="of:=COM.MICROSOFT.CONCAT(&quot;2001:A:A:&quot;;DEC2HEX(32*[.C42]+[.E42];2);DEC2HEX([.G42]*16+[.I42];2);&quot;::/64&quot;)" office:value-type="string" office:string-value="2001:A:A:2011::/64" calcext:value-type="string">
            <text:p>2001:A:A:2011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43]+[.E43];&quot;.&quot;;[.G43]*16+[.I43];&quot;.0/24&quot;)" office:value-type="string" office:string-value="10.32.32.0/24" calcext:value-type="string">
            <text:p>10.32.32.0/24</text:p>
          </table:table-cell>
          <table:table-cell table:formula="of:=COM.MICROSOFT.CONCAT(&quot;2001:A:A:&quot;;DEC2HEX(32*[.C43]+[.E43];2);DEC2HEX([.G43]*16+[.I43];2);&quot;::/64&quot;)" office:value-type="string" office:string-value="2001:A:A:2020::/64" calcext:value-type="string">
            <text:p>2001:A:A:202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44]+[.E44];&quot;.&quot;;[.G44]*16+[.I44];&quot;.0/24&quot;)" office:value-type="string" office:string-value="10.32.33.0/24" calcext:value-type="string">
            <text:p>10.32.33.0/24</text:p>
          </table:table-cell>
          <table:table-cell table:formula="of:=COM.MICROSOFT.CONCAT(&quot;2001:A:A:&quot;;DEC2HEX(32*[.C44]+[.E44];2);DEC2HEX([.G44]*16+[.I44];2);&quot;::/64&quot;)" office:value-type="string" office:string-value="2001:A:A:2021::/64" calcext:value-type="string">
            <text:p>2001:A:A:2021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45]+[.E45];&quot;.&quot;;[.G45]*16+[.I45];&quot;.0/24&quot;)" office:value-type="string" office:string-value="10.32.48.0/24" calcext:value-type="string">
            <text:p>10.32.48.0/24</text:p>
          </table:table-cell>
          <table:table-cell table:formula="of:=COM.MICROSOFT.CONCAT(&quot;2001:A:A:&quot;;DEC2HEX(32*[.C45]+[.E45];2);DEC2HEX([.G45]*16+[.I45];2);&quot;::/64&quot;)" office:value-type="string" office:string-value="2001:A:A:2030::/64" calcext:value-type="string">
            <text:p>2001:A:A:203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46]+[.E46];&quot;.&quot;;[.G46]*16+[.I46];&quot;.0/24&quot;)" office:value-type="string" office:string-value="10.32.49.0/24" calcext:value-type="string">
            <text:p>10.32.49.0/24</text:p>
          </table:table-cell>
          <table:table-cell table:formula="of:=COM.MICROSOFT.CONCAT(&quot;2001:A:A:&quot;;DEC2HEX(32*[.C46]+[.E46];2);DEC2HEX([.G46]*16+[.I46];2);&quot;::/64&quot;)" office:value-type="string" office:string-value="2001:A:A:2031::/64" calcext:value-type="string">
            <text:p>2001:A:A:2031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47]+[.E47];&quot;.&quot;;[.G47]*16+[.I47];&quot;.0/24&quot;)" office:value-type="string" office:string-value="10.33.0.0/24" calcext:value-type="string">
            <text:p>10.33.0.0/24</text:p>
          </table:table-cell>
          <table:table-cell table:formula="of:=COM.MICROSOFT.CONCAT(&quot;2001:A:A:&quot;;DEC2HEX(32*[.C47]+[.E47];2);DEC2HEX([.G47]*16+[.I47];2);&quot;::/64&quot;)" office:value-type="string" office:string-value="2001:A:A:2100::/64" calcext:value-type="string">
            <text:p>2001:A:A:210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48]+[.E48];&quot;.&quot;;[.G48]*16+[.I48];&quot;.0/24&quot;)" office:value-type="string" office:string-value="10.33.1.0/24" calcext:value-type="string">
            <text:p>10.33.1.0/24</text:p>
          </table:table-cell>
          <table:table-cell table:formula="of:=COM.MICROSOFT.CONCAT(&quot;2001:A:A:&quot;;DEC2HEX(32*[.C48]+[.E48];2);DEC2HEX([.G48]*16+[.I48];2);&quot;::/64&quot;)" office:value-type="string" office:string-value="2001:A:A:2101::/64" calcext:value-type="string">
            <text:p>2001:A:A:2101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49]+[.E49];&quot;.&quot;;[.G49]*16+[.I49];&quot;.0/24&quot;)" office:value-type="string" office:string-value="10.33.16.0/24" calcext:value-type="string">
            <text:p>10.33.16.0/24</text:p>
          </table:table-cell>
          <table:table-cell table:formula="of:=COM.MICROSOFT.CONCAT(&quot;2001:A:A:&quot;;DEC2HEX(32*[.C49]+[.E49];2);DEC2HEX([.G49]*16+[.I49];2);&quot;::/64&quot;)" office:value-type="string" office:string-value="2001:A:A:2110::/64" calcext:value-type="string">
            <text:p>2001:A:A:211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50]+[.E50];&quot;.&quot;;[.G50]*16+[.I50];&quot;.0/24&quot;)" office:value-type="string" office:string-value="10.33.17.0/24" calcext:value-type="string">
            <text:p>10.33.17.0/24</text:p>
          </table:table-cell>
          <table:table-cell table:formula="of:=COM.MICROSOFT.CONCAT(&quot;2001:A:A:&quot;;DEC2HEX(32*[.C50]+[.E50];2);DEC2HEX([.G50]*16+[.I50];2);&quot;::/64&quot;)" office:value-type="string" office:string-value="2001:A:A:2111::/64" calcext:value-type="string">
            <text:p>2001:A:A:2111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51]+[.E51];&quot;.&quot;;[.G51]*16+[.I51];&quot;.0/24&quot;)" office:value-type="string" office:string-value="10.33.32.0/24" calcext:value-type="string">
            <text:p>10.33.32.0/24</text:p>
          </table:table-cell>
          <table:table-cell table:formula="of:=COM.MICROSOFT.CONCAT(&quot;2001:A:A:&quot;;DEC2HEX(32*[.C51]+[.E51];2);DEC2HEX([.G51]*16+[.I51];2);&quot;::/64&quot;)" office:value-type="string" office:string-value="2001:A:A:2120::/64" calcext:value-type="string">
            <text:p>2001:A:A:212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52]+[.E52];&quot;.&quot;;[.G52]*16+[.I52];&quot;.0/24&quot;)" office:value-type="string" office:string-value="10.33.33.0/24" calcext:value-type="string">
            <text:p>10.33.33.0/24</text:p>
          </table:table-cell>
          <table:table-cell table:formula="of:=COM.MICROSOFT.CONCAT(&quot;2001:A:A:&quot;;DEC2HEX(32*[.C52]+[.E52];2);DEC2HEX([.G52]*16+[.I52];2);&quot;::/64&quot;)" office:value-type="string" office:string-value="2001:A:A:2121::/64" calcext:value-type="string">
            <text:p>2001:A:A:2121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53]+[.E53];&quot;.&quot;;[.G53]*16+[.I53];&quot;.0/24&quot;)" office:value-type="string" office:string-value="10.33.48.0/24" calcext:value-type="string">
            <text:p>10.33.48.0/24</text:p>
          </table:table-cell>
          <table:table-cell table:formula="of:=COM.MICROSOFT.CONCAT(&quot;2001:A:A:&quot;;DEC2HEX(32*[.C53]+[.E53];2);DEC2HEX([.G53]*16+[.I53];2);&quot;::/64&quot;)" office:value-type="string" office:string-value="2001:A:A:2130::/64" calcext:value-type="string">
            <text:p>2001:A:A:213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 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54]+[.E54];&quot;.&quot;;[.G54]*16+[.I54];&quot;.0/24&quot;)" office:value-type="string" office:string-value="10.33.49.0/24" calcext:value-type="string">
            <text:p>10.33.49.0/24</text:p>
          </table:table-cell>
          <table:table-cell table:formula="of:=COM.MICROSOFT.CONCAT(&quot;2001:A:A:&quot;;DEC2HEX(32*[.C54]+[.E54];2);DEC2HEX([.G54]*16+[.I54];2);&quot;::/64&quot;)" office:value-type="string" office:string-value="2001:A:A:2131::/64" calcext:value-type="string">
            <text:p>2001:A:A:2131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55]+[.E55];&quot;.&quot;;[.G55]*16+[.I55];&quot;.0/24&quot;)" office:value-type="string" office:string-value="10.34.0.0/24" calcext:value-type="string">
            <text:p>10.34.0.0/24</text:p>
          </table:table-cell>
          <table:table-cell table:formula="of:=COM.MICROSOFT.CONCAT(&quot;2001:A:A:&quot;;DEC2HEX(32*[.C55]+[.E55];2);DEC2HEX([.G55]*16+[.I55];2);&quot;::/64&quot;)" office:value-type="string" office:string-value="2001:A:A:2200::/64" calcext:value-type="string">
            <text:p>2001:A:A:220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56]+[.E56];&quot;.&quot;;[.G56]*16+[.I56];&quot;.0/24&quot;)" office:value-type="string" office:string-value="10.34.1.0/24" calcext:value-type="string">
            <text:p>10.34.1.0/24</text:p>
          </table:table-cell>
          <table:table-cell table:formula="of:=COM.MICROSOFT.CONCAT(&quot;2001:A:A:&quot;;DEC2HEX(32*[.C56]+[.E56];2);DEC2HEX([.G56]*16+[.I56];2);&quot;::/64&quot;)" office:value-type="string" office:string-value="2001:A:A:2201::/64" calcext:value-type="string">
            <text:p>2001:A:A:2201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57]+[.E57];&quot;.&quot;;[.G57]*16+[.I57];&quot;.0/24&quot;)" office:value-type="string" office:string-value="10.34.16.0/24" calcext:value-type="string">
            <text:p>10.34.16.0/24</text:p>
          </table:table-cell>
          <table:table-cell table:formula="of:=COM.MICROSOFT.CONCAT(&quot;2001:A:A:&quot;;DEC2HEX(32*[.C57]+[.E57];2);DEC2HEX([.G57]*16+[.I57];2);&quot;::/64&quot;)" office:value-type="string" office:string-value="2001:A:A:2210::/64" calcext:value-type="string">
            <text:p>2001:A:A:221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58]+[.E58];&quot;.&quot;;[.G58]*16+[.I58];&quot;.0/24&quot;)" office:value-type="string" office:string-value="10.34.17.0/24" calcext:value-type="string">
            <text:p>10.34.17.0/24</text:p>
          </table:table-cell>
          <table:table-cell table:formula="of:=COM.MICROSOFT.CONCAT(&quot;2001:A:A:&quot;;DEC2HEX(32*[.C58]+[.E58];2);DEC2HEX([.G58]*16+[.I58];2);&quot;::/64&quot;)" office:value-type="string" office:string-value="2001:A:A:2211::/64" calcext:value-type="string">
            <text:p>2001:A:A:2211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59]+[.E59];&quot;.&quot;;[.G59]*16+[.I59];&quot;.0/24&quot;)" office:value-type="string" office:string-value="10.34.32.0/24" calcext:value-type="string">
            <text:p>10.34.32.0/24</text:p>
          </table:table-cell>
          <table:table-cell table:formula="of:=COM.MICROSOFT.CONCAT(&quot;2001:A:A:&quot;;DEC2HEX(32*[.C59]+[.E59];2);DEC2HEX([.G59]*16+[.I59];2);&quot;::/64&quot;)" office:value-type="string" office:string-value="2001:A:A:2220::/64" calcext:value-type="string">
            <text:p>2001:A:A:222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60]+[.E60];&quot;.&quot;;[.G60]*16+[.I60];&quot;.0/24&quot;)" office:value-type="string" office:string-value="10.34.33.0/24" calcext:value-type="string">
            <text:p>10.34.33.0/24</text:p>
          </table:table-cell>
          <table:table-cell table:formula="of:=COM.MICROSOFT.CONCAT(&quot;2001:A:A:&quot;;DEC2HEX(32*[.C60]+[.E60];2);DEC2HEX([.G60]*16+[.I60];2);&quot;::/64&quot;)" office:value-type="string" office:string-value="2001:A:A:2221::/64" calcext:value-type="string">
            <text:p>2001:A:A:2221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61]+[.E61];&quot;.&quot;;[.G61]*16+[.I61];&quot;.0/24&quot;)" office:value-type="string" office:string-value="10.34.48.0/24" calcext:value-type="string">
            <text:p>10.34.48.0/24</text:p>
          </table:table-cell>
          <table:table-cell table:formula="of:=COM.MICROSOFT.CONCAT(&quot;2001:A:A:&quot;;DEC2HEX(32*[.C61]+[.E61];2);DEC2HEX([.G61]*16+[.I61];2);&quot;::/64&quot;)" office:value-type="string" office:string-value="2001:A:A:2230::/64" calcext:value-type="string">
            <text:p>2001:A:A:223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 Conf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62]+[.E62];&quot;.&quot;;[.G62]*16+[.I62];&quot;.0/24&quot;)" office:value-type="string" office:string-value="10.34.49.0/24" calcext:value-type="string">
            <text:p>10.34.49.0/24</text:p>
          </table:table-cell>
          <table:table-cell table:formula="of:=COM.MICROSOFT.CONCAT(&quot;2001:A:A:&quot;;DEC2HEX(32*[.C62]+[.E62];2);DEC2HEX([.G62]*16+[.I62];2);&quot;::/64&quot;)" office:value-type="string" office:string-value="2001:A:A:2231::/64" calcext:value-type="string">
            <text:p>2001:A:A:2231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63]+[.E63];&quot;.&quot;;[.G63]*16+[.I63];&quot;.0/24&quot;)" office:value-type="string" office:string-value="10.35.0.0/24" calcext:value-type="string">
            <text:p>10.35.0.0/24</text:p>
          </table:table-cell>
          <table:table-cell table:formula="of:=COM.MICROSOFT.CONCAT(&quot;2001:A:A:&quot;;DEC2HEX(32*[.C63]+[.E63];2);DEC2HEX([.G63]*16+[.I63];2);&quot;::/64&quot;)" office:value-type="string" office:string-value="2001:A:A:2300::/64" calcext:value-type="string">
            <text:p>2001:A:A:230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64]+[.E64];&quot;.&quot;;[.G64]*16+[.I64];&quot;.0/24&quot;)" office:value-type="string" office:string-value="10.35.1.0/24" calcext:value-type="string">
            <text:p>10.35.1.0/24</text:p>
          </table:table-cell>
          <table:table-cell table:formula="of:=COM.MICROSOFT.CONCAT(&quot;2001:A:A:&quot;;DEC2HEX(32*[.C64]+[.E64];2);DEC2HEX([.G64]*16+[.I64];2);&quot;::/64&quot;)" office:value-type="string" office:string-value="2001:A:A:2301::/64" calcext:value-type="string">
            <text:p>2001:A:A:2301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65]+[.E65];&quot;.&quot;;[.G65]*16+[.I65];&quot;.0/24&quot;)" office:value-type="string" office:string-value="10.35.16.0/24" calcext:value-type="string">
            <text:p>10.35.16.0/24</text:p>
          </table:table-cell>
          <table:table-cell table:formula="of:=COM.MICROSOFT.CONCAT(&quot;2001:A:A:&quot;;DEC2HEX(32*[.C65]+[.E65];2);DEC2HEX([.G65]*16+[.I65];2);&quot;::/64&quot;)" office:value-type="string" office:string-value="2001:A:A:2310::/64" calcext:value-type="string">
            <text:p>2001:A:A:231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66]+[.E66];&quot;.&quot;;[.G66]*16+[.I66];&quot;.0/24&quot;)" office:value-type="string" office:string-value="10.35.17.0/24" calcext:value-type="string">
            <text:p>10.35.17.0/24</text:p>
          </table:table-cell>
          <table:table-cell table:formula="of:=COM.MICROSOFT.CONCAT(&quot;2001:A:A:&quot;;DEC2HEX(32*[.C66]+[.E66];2);DEC2HEX([.G66]*16+[.I66];2);&quot;::/64&quot;)" office:value-type="string" office:string-value="2001:A:A:2311::/64" calcext:value-type="string">
            <text:p>2001:A:A:2311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67]+[.E67];&quot;.&quot;;[.G67]*16+[.I67];&quot;.0/24&quot;)" office:value-type="string" office:string-value="10.35.32.0/24" calcext:value-type="string">
            <text:p>10.35.32.0/24</text:p>
          </table:table-cell>
          <table:table-cell table:formula="of:=COM.MICROSOFT.CONCAT(&quot;2001:A:A:&quot;;DEC2HEX(32*[.C67]+[.E67];2);DEC2HEX([.G67]*16+[.I67];2);&quot;::/64&quot;)" office:value-type="string" office:string-value="2001:A:A:2320::/64" calcext:value-type="string">
            <text:p>2001:A:A:232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68]+[.E68];&quot;.&quot;;[.G68]*16+[.I68];&quot;.0/24&quot;)" office:value-type="string" office:string-value="10.35.33.0/24" calcext:value-type="string">
            <text:p>10.35.33.0/24</text:p>
          </table:table-cell>
          <table:table-cell table:formula="of:=COM.MICROSOFT.CONCAT(&quot;2001:A:A:&quot;;DEC2HEX(32*[.C68]+[.E68];2);DEC2HEX([.G68]*16+[.I68];2);&quot;::/64&quot;)" office:value-type="string" office:string-value="2001:A:A:2321::/64" calcext:value-type="string">
            <text:p>2001:A:A:2321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10.&quot;;32*[.C69]+[.E69];&quot;.&quot;;[.G69]*16+[.I69];&quot;.0/24&quot;)" office:value-type="string" office:string-value="10.35.48.0/24" calcext:value-type="string">
            <text:p>10.35.48.0/24</text:p>
          </table:table-cell>
          <table:table-cell table:formula="of:=COM.MICROSOFT.CONCAT(&quot;2001:A:A:&quot;;DEC2HEX(32*[.C69]+[.E69];2);DEC2HEX([.G69]*16+[.I69];2);&quot;::/64&quot;)" office:value-type="string" office:string-value="2001:A:A:2330::/64" calcext:value-type="string">
            <text:p>2001:A:A:2330::/64</text:p>
          </table:table-cell>
        </table:table-row>
        <table:table-row table:style-name="ro1">
          <table:table-cell/>
          <table:table-cell office:value-type="string" calcext:value-type="string">
            <text:p>Lisb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ista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10.&quot;;32*[.C70]+[.E70];&quot;.&quot;;[.G70]*16+[.I70];&quot;.0/24&quot;)" office:value-type="string" office:string-value="10.35.49.0/24" calcext:value-type="string">
            <text:p>10.35.49.0/24</text:p>
          </table:table-cell>
          <table:table-cell table:formula="of:=COM.MICROSOFT.CONCAT(&quot;2001:A:A:&quot;;DEC2HEX(32*[.C70]+[.E70];2);DEC2HEX([.G70]*16+[.I70];2);&quot;::/64&quot;)" office:value-type="string" office:string-value="2001:A:A:2331::/64" calcext:value-type="string">
            <text:p>2001:A:A:2331::/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20:19:14.895930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6T11:15:42.479078547</meta:creation-date>
    <dc:date>2020-03-16T20:21:38.921058441</dc:date>
    <meta:editing-duration>PT6M51S</meta:editing-duration>
    <meta:editing-cycles>3</meta:editing-cycles>
    <meta:generator>LibreOffice/6.4.1.2$Linux_X86_64 LibreOffice_project/40$Build-2</meta:generator>
    <meta:document-statistic meta:table-count="1" meta:cell-count="689" meta:object-count="0"/>
  </office:meta>
</office:document-meta>
</file>